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ObjectAreaInfo.setX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PObjectAreaInfo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getWidth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setHeightRes(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setY(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setWidthRes( int width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getR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getHeight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ObjectAreaInfo.setRotation( int r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